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4fd7" officeooo:paragraph-rsid="00174f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re is repeated information that is taking up space and it is redundant.</text:p>
      <text:p text:style-name="P1"/>
      <text:p text:style-name="P1">2. There are many blank cells in the rows that are not needed there.</text:p>
      <text:p text:style-name="P1"/>
      <text:p text:style-name="P1">3. Since there are no students enrolled yet, it will need to be in its own row with nothing else in it and it will be a blank row. You will also need to manually put in peoples' information into the cells and create new columns for people enrolled.</text:p>
      <text:p text:style-name="P1"/>
      <text:p text:style-name="P1">4. It is hard to sort because the people talking INF 301 have the classes listed in different columns.</text:p>
      <text:p text:style-name="P1"/>
      <text:p text:style-name="P1">5. If you delete a whole row of the spreadsheet, it causes that row to become blank taking up empty space.</text:p>
      <text:p text:style-name="P1"/>
      <text:p text:style-name="P1">6. You need to change the course name for all of the students taking it separately. You need to change the information under Course Name.</text:p>
      <text:p text:style-name="P1"/>
      <text:p text:style-name="P1">7. It makes sense to create a StudentID column because now students can be associated by their student ID which makes it easier to read and s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9:37:28.840566594</meta:creation-date>
    <dc:date>2016-02-02T09:47:38.049780952</dc:date>
    <meta:editing-duration>PT10M12S</meta:editing-duration>
    <meta:editing-cycles>1</meta:editing-cycles>
    <meta:document-statistic meta:table-count="0" meta:image-count="0" meta:object-count="0" meta:page-count="1" meta:paragraph-count="7" meta:word-count="169" meta:character-count="883" meta:non-whitespace-character-count="721"/>
    <meta:generator>LibreOffice/4.3.3.2$Linux_X86_64 LibreOffice_project/430m0$Build-2</meta:generator>
  </office:meta>
</office:document-meta>
</file>